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omNetASCIIInputStream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omNetASCII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NetASCIIInputStream.read( byte buffer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NetASCIIInputStream.__rea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romNetASCIIInputStream.read( byte buffer [ ] , int offset , int leng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romNetASCIIInputStream.isConversion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NetASCIIInputStream.FromNetASCIIInputStream( 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